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778cm" fo:min-width="0.63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4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778cm" fo:min-width="0.64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3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24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cc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66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1.786cm"/>
    </style:style>
    <style:style style:name="gr1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512cm" fo:min-width="1.532cm"/>
    </style:style>
    <style:style style:name="gr12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0.819cm"/>
    </style:style>
    <style:style style:name="gr1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512cm" fo:min-width="1.024cm"/>
    </style:style>
    <style:style style:name="P1" style:family="paragraph">
      <style:paragraph-properties fo:text-align="center"/>
    </style:style>
    <style:style style:name="P2" style:family="paragraph">
      <loext:graphic-properties draw:fill-color="#cccccc" draw:opacity="100%" draw:opacity-name="Transparency_20_1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opacity="0%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0%"/>
      <style:paragraph-properties fo:text-align="center"/>
      <style:text-properties style:font-name="Linux Biolinum O" fo:font-size="14pt" style:font-size-asian="18pt" style:font-size-complex="18pt"/>
    </style:style>
    <style:style style:name="P6" style:family="paragraph">
      <loext:graphic-properties draw:opacity="0%"/>
      <style:paragraph-properties fo:text-align="center"/>
      <style:text-properties fo:color="#009900" style:font-name="Linux Biolinum O" fo:font-size="14pt" style:font-size-asian="18pt" style:font-size-complex="18pt"/>
    </style:style>
    <style:style style:name="P7" style:family="paragraph">
      <loext:graphic-properties draw:opacity="0%"/>
      <style:paragraph-properties fo:text-align="center"/>
      <style:text-properties fo:color="#cc0000" style:font-name="Linux Biolinum O" fo:font-size="14pt" style:font-size-asian="18pt" style:font-size-complex="18pt"/>
    </style:style>
    <style:style style:name="P8" style:family="paragraph">
      <loext:graphic-properties draw:opacity="0%"/>
      <style:paragraph-properties fo:text-align="center"/>
      <style:text-properties fo:color="#0066cc" style:font-name="Linux Biolinum O" fo:font-size="14pt" style:font-size-asian="18pt" style:font-size-complex="18pt"/>
    </style:style>
    <style:style style:name="P9" style:family="paragraph">
      <loext:graphic-properties draw:fill-color="#ffffff" draw:opacity="0%"/>
      <style:paragraph-properties fo:text-align="center"/>
      <style:text-properties style:font-name="Linux Biolinum O" fo:font-size="14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loext:graphic-properties draw:opacity="0%"/>
      <style:paragraph-properties fo:text-align="start"/>
      <style:text-properties style:font-name="Linux Biolinum O"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9900" fo:font-size="14pt" style:font-size-asian="18pt" style:font-size-complex="18pt"/>
    </style:style>
    <style:style style:name="T3" style:family="text">
      <style:text-properties fo:color="#cc0000" fo:font-size="14pt" style:font-size-asian="18pt" style:font-size-complex="18pt"/>
    </style:style>
    <style:style style:name="T4" style:family="text">
      <style:text-properties fo:color="#0066cc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51cm" svg:height="1.5cm" svg:x="13.284cm" svg:y="7.08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662cm" svg:height="1.5cm" svg:x="15.721cm" svg:y="5.31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662cm" svg:height="1.5cm" svg:x="15.721cm" svg:y="2.946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1.651cm" svg:height="1.5cm" svg:x="13.284cm" svg:y="1.168cm">
          <text:p text:style-name="P1"><text:span text:style-name="T1">NA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1.638cm" svg:height="1.5cm" svg:x="11.009cm" svg:y="2.946cm">
          <text:p text:style-name="P1"><text:span text:style-name="T1">NA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1.638cm" svg:height="1.5cm" svg:x="11.009cm" svg:y="5.302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" draw:id="id7" draw:layer="layout" svg:width="1.651cm" svg:height="1.5cm" svg:x="13.284cm" svg:y="9.66cm">
          <text:p text:style-name="P1"><text:span text:style-name="T1">M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4.694cm" svg:y1="7.299cm" svg:x2="15.964cm" svg:y2="6.591cm" draw:start-shape="id1" draw:start-glue-point="11" draw:end-shape="id2" draw:end-glue-point="7" svg:d="M14694 7299l1270-708" svg:viewBox="0 0 1271 709">
          <text:p/>
        </draw:connector>
        <draw:connector draw:style-name="gr7" draw:text-style-name="P4" draw:layer="layout" draw:type="line" svg:x1="12.407cm" svg:y1="3.165cm" svg:x2="13.525cm" svg:y2="2.449cm" draw:start-shape="id3" draw:start-glue-point="11" draw:end-shape="id4" draw:end-glue-point="7" svg:d="M12407 3165l1118-716" svg:viewBox="0 0 1119 717">
          <text:p/>
        </draw:connector>
        <draw:connector draw:style-name="gr7" draw:text-style-name="P4" draw:layer="layout" draw:type="line" svg:x1="14.694cm" svg:y1="2.449cm" svg:x2="15.964cm" svg:y2="3.165cm" draw:start-shape="id4" draw:start-glue-point="9" draw:end-shape="id5" draw:end-glue-point="5" svg:d="M14694 2449l1270 716" svg:viewBox="0 0 1271 717">
          <text:p/>
        </draw:connector>
        <draw:connector draw:style-name="gr8" draw:text-style-name="P4" draw:layer="layout" draw:type="line" svg:x1="13.525cm" svg:y1="7.299cm" svg:x2="12.407cm" svg:y2="6.583cm" draw:start-shape="id1" draw:start-glue-point="5" draw:end-shape="id6" draw:end-glue-point="9" svg:d="M13525 7299l-1118-716" svg:viewBox="0 0 1119 717">
          <text:p/>
        </draw:connector>
        <draw:connector draw:style-name="gr7" draw:text-style-name="P4" draw:layer="layout" draw:type="line" svg:x1="11.828cm" svg:y1="5.302cm" svg:x2="11.828cm" svg:y2="4.446cm" draw:start-shape="id6" draw:start-glue-point="4" draw:end-shape="id3" draw:end-glue-point="8" svg:d="M11828 5302v-856" svg:viewBox="0 0 1 857">
          <text:p/>
        </draw:connector>
        <draw:connector draw:style-name="gr7" draw:text-style-name="P4" draw:layer="layout" draw:type="line" svg:x1="16.552cm" svg:y1="5.31cm" svg:x2="16.552cm" svg:y2="4.446cm" draw:start-shape="id2" draw:start-glue-point="4" draw:end-shape="id5" draw:end-glue-point="8" svg:d="M16552 5310v-864" svg:viewBox="0 0 1 865">
          <text:p/>
        </draw:connector>
        <draw:connector draw:style-name="gr9" draw:text-style-name="P4" draw:layer="layout" draw:type="line" svg:x1="14.11cm" svg:y1="8.58cm" svg:x2="14.11cm" svg:y2="9.66cm" draw:start-shape="id1" draw:start-glue-point="8" draw:end-shape="id7" draw:end-glue-point="4" svg:d="M14110 8580v1080" svg:viewBox="0 0 1 1081">
          <text:p/>
        </draw:connector>
        <draw:custom-shape draw:style-name="gr10" draw:text-style-name="P5" draw:layer="layout" svg:width="2.286cm" svg:height="0.762cm" svg:x="14.3cm" svg:y="4.597cm">
          <text:p text:style-name="P1"><text:span text:style-name="T1">NMN</text:span><text:span text:style-name="T1">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14.962cm" svg:y="7.026cm">
          <text:p text:style-name="P1"><text:span text:style-name="T2">Nam</text:span><text:span text:style-name="T2">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762cm" svg:x="11.198cm" svg:y="7.026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1.76cm" svg:y="4.597cm">
          <text:p text:style-name="P1"><text:span text:style-name="T1">NAPR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0.971cm" svg:y="1.984cm">
          <text:p text:style-name="P1"><text:span text:style-name="T1">N</text:span><text:span text:style-name="T1">M</text:span><text:span text:style-name="T1">N</text:span><text:span text:style-name="T1">A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4.708cm" svg:y="1.984cm">
          <text:p text:style-name="P1"><text:span text:style-name="T1">N</text:span><text:span text:style-name="T1">A</text:span><text:span text:style-name="T1">D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762cm" svg:x="13.819cm" svg:y="8.512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1.548cm" svg:x1="15.964cm" svg:y1="4.227cm" svg:x2="14.11cm" svg:y2="7.08cm" draw:start-shape="id5" draw:start-glue-point="7" draw:end-shape="id1" draw:end-glue-point="4" svg:d="M15964 4227v-11h-1854v2864" svg:viewBox="0 0 1855 2865">
          <text:p/>
        </draw:connector>
        <draw:custom-shape draw:style-name="gr11" draw:text-style-name="P9" draw:layer="layout" svg:width="2.032cm" svg:height="0.762cm" svg:x="13.211cm" svg:y="3.227cm">
          <text:p text:style-name="P1"><text:span text:style-name="T1">NAD</text:span></text:p>
          <text:p text:style-name="P1"><text:span text:style-name="T1">consumptio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9.155cm" svg:y1="3.69cm" svg:x2="11.009cm" svg:y2="3.696cm" draw:start-shape="id8" draw:start-glue-point="3" draw:end-shape="id3" draw:end-glue-point="6" svg:d="M9155 3690l1854 6" svg:viewBox="0 0 1855 7">
          <text:p/>
        </draw:connector>
        <draw:custom-shape draw:style-name="gr12" draw:text-style-name="P11" xml:id="id8" draw:id="id8" draw:layer="layout" svg:width="1.319cm" svg:height="0.762cm" svg:x="9.155cm" svg:y="3.309cm">
          <text:p text:style-name="P10"><text:span text:style-name="T1">From</text:span></text:p>
          <text:p text:style-name="P10"><text:span text:style-name="T1">Tr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1.651cm" svg:height="1.5cm" svg:x="18.445cm" svg:y="5.31cm">
          <text:p text:style-name="P1"><text:span text:style-name="T1">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8.445cm" svg:y1="6.06cm" svg:x2="17.383cm" svg:y2="6.06cm" draw:start-shape="id9" draw:start-glue-point="6" draw:end-shape="id2" draw:end-glue-point="10" svg:d="M18445 6060h-1062" svg:viewBox="0 0 1063 1">
          <text:p/>
        </draw:connector>
        <draw:custom-shape draw:style-name="gr13" draw:text-style-name="P9" draw:layer="layout" svg:width="1.524cm" svg:height="0.762cm" svg:x="17.156cm" svg:y="5.191cm">
          <text:p text:style-name="P1"><text:span text:style-name="T1">NR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</meta:initial-creator>
    <meta:creation-date>2016-08-23T10:47:12.130882693</meta:creation-date>
    <dc:date>2017-11-28T14:17:34.293951632</dc:date>
    <meta:editing-duration>PT2H14M51S</meta:editing-duration>
    <meta:editing-cycles>34</meta:editing-cycles>
    <meta:generator>LibreOffice/5.1.6.2$Linux_X86_64 LibreOffice_project/10m0$Build-2</meta:generator>
    <meta:document-statistic meta:object-count="28"/>
  </office:meta>
</office:document-meta>
</file>